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2.5cm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3.25cm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cm" fo:min-width="9.75cm" loext:decorative="fals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7.75cm" fo:min-width="2.5cm" loext:decorative="fals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8cm" fo:min-width="3.25cm" loext:decorative="false"/>
    </style:style>
    <style:style style:name="gr6" style:family="graphic" style:parent-style-name="standard">
      <style:graphic-properties draw:fill="gradient" draw:fill-color="#dddddd" draw:fill-gradient-name="Gradient_20_6" draw:textarea-horizontal-align="justify" draw:textarea-vertical-align="middle" draw:auto-grow-height="false" fo:min-height="7cm" fo:min-width="9.75cm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9" style:family="graphic" style:parent-style-name="standard">
      <style:graphic-properties draw:fill-color="#81d41a" draw:textarea-horizontal-align="justify" draw:textarea-vertical-align="middle" draw:auto-grow-height="false" fo:min-height="0.25cm" fo:min-width="0cm" loext:decorative="false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0.25cm" fo:min-width="0cm" loext:decorative="false"/>
    </style:style>
    <style:style style:name="gr11" style:family="graphic" style:parent-style-name="standard">
      <style:graphic-properties draw:fill-color="#5983b0" draw:textarea-horizontal-align="justify" draw:textarea-vertical-align="middle" draw:auto-grow-height="false" fo:min-height="0.25cm" fo:min-width="0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8.75cm" loext:decorative="false"/>
    </style:style>
    <style:style style:name="gr13" style:family="graphic" style:parent-style-name="standard">
      <style:graphic-properties draw:fill-color="#158466" draw:textarea-horizontal-align="justify" draw:textarea-vertical-align="middle" draw:auto-grow-height="false" fo:min-height="0.25cm" fo:min-width="0cm" loext:decorative="false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25cm" fo:min-width="0cm" loext:decorative="false"/>
    </style:style>
    <style:style style:name="gr15" style:family="graphic" style:parent-style-name="standard">
      <style:graphic-properties draw:fill-color="#55308d" draw:textarea-horizontal-align="justify" draw:textarea-vertical-align="middle" draw:auto-grow-height="false" fo:min-height="0.25cm" fo:min-width="0cm" loext:decorative="false"/>
    </style:style>
    <style:style style:name="gr16" style:family="graphic" style:parent-style-name="standard">
      <style:graphic-properties draw:fill-color="#800080" draw:textarea-horizontal-align="justify" draw:textarea-vertical-align="middle" draw:auto-grow-height="false" fo:min-height="0.25cm" fo:min-width="0cm" loext:decorative="false"/>
    </style:style>
    <style:style style:name="gr17" style:family="graphic" style:parent-style-name="standard">
      <style:graphic-properties draw:fill-color="#bf0041" draw:textarea-horizontal-align="justify" draw:textarea-vertical-align="middle" draw:auto-grow-height="false" fo:min-height="0.25cm" fo:min-width="0cm" loext:decorative="false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25cm" fo:min-width="0cm" loext:decorative="false"/>
    </style:style>
    <style:style style:name="gr19" style:family="graphic" style:parent-style-name="standard">
      <style:graphic-properties draw:fill-color="#ff4000" draw:textarea-horizontal-align="justify" draw:textarea-vertical-align="middle" draw:auto-grow-height="false" fo:min-height="0.25cm" fo:min-width="0cm" loext:decorative="false"/>
    </style:style>
    <style:style style:name="gr20" style:family="graphic" style:parent-style-name="standard">
      <style:graphic-properties draw:fill-color="#ff8000" draw:textarea-horizontal-align="justify" draw:textarea-vertical-align="middle" draw:auto-grow-height="false" fo:min-height="0.25cm" fo:min-width="0cm" loext:decorative="false"/>
    </style:style>
    <style:style style:name="gr21" style:family="graphic" style:parent-style-name="standard">
      <style:graphic-properties draw:fill-color="#ffbf00" draw:textarea-horizontal-align="justify" draw:textarea-vertical-align="middle" draw:auto-grow-height="false" fo:min-height="0.25cm" fo:min-width="0cm" loext:decorative="false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0.25cm" fo:min-width="0cm" loext:decorative="fals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25cm" fo:min-width="0cm" loext:decorative="false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0.25cm" fo:min-width="0cm" loext:decorative="false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25cm" fo:min-width="0cm" loext:decorative="false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0.25cm" fo:min-width="0cm" loext:decorative="false"/>
    </style:style>
    <style:style style:name="gr27" style:family="graphic" style:parent-style-name="standard">
      <style:graphic-properties draw:fill-color="#b2b2b2" draw:textarea-horizontal-align="justify" draw:textarea-vertical-align="middle" draw:auto-grow-height="false" fo:min-height="0.25cm" fo:min-width="0cm" loext:decorative="false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0.25cm" fo:min-width="0cm" loext:decorative="false"/>
    </style:style>
    <style:style style:name="gr29" style:family="graphic" style:parent-style-name="standard">
      <style:graphic-properties draw:fill-color="#808080" draw:textarea-horizontal-align="justify" draw:textarea-vertical-align="middle" draw:auto-grow-height="false" fo:min-height="0.25cm" fo:min-width="0cm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0.25cm" fo:min-width="6.5cm" loext:decorative="false"/>
    </style:style>
    <style:style style:name="gr31" style:family="graphic" style:parent-style-name="standard">
      <style:graphic-properties draw:stroke="solid" svg:stroke-width="0cm" draw:fill="gradient" draw:fill-gradient-name="Gradient_20_1" draw:textarea-horizontal-align="justify" draw:textarea-vertical-align="middle" draw:auto-grow-height="false" fo:min-height="1.25cm" fo:min-width="1.5cm" loext:decorative="false"/>
    </style:style>
    <style:style style:name="gr32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1.25cm" fo:min-width="1.5cm" loext:decorative="false"/>
    </style:style>
    <style:style style:name="gr33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 fo:min-height="1.25cm" fo:min-width="1.5cm" loext:decorative="false"/>
    </style:style>
    <style:style style:name="gr34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1.25cm" fo:min-width="1.5cm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0cm" fo:min-width="0cm" loext:decorative="false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178cm" fo:min-width="0.178cm" loext:decorative="false"/>
      <style:paragraph-properties style:writing-mode="lr-tb"/>
    </style:style>
    <style:style style:name="gr37" style:family="graphic" style:parent-style-name="standard">
      <style:graphic-properties draw:fill="gradient" draw:fill-gradient-name="Gradient_20_35" draw:textarea-horizontal-align="justify" draw:textarea-vertical-align="middle" draw:auto-grow-height="false" fo:min-height="1cm" fo:min-width="1cm" loext:decorative="false"/>
    </style:style>
    <style:style style:name="gr38" style:family="graphic" style:parent-style-name="standard">
      <style:graphic-properties draw:stroke="none" draw:fill="gradient" draw:fill-gradient-name="Gradient_20_36" draw:textarea-horizontal-align="justify" draw:textarea-vertical-align="middle" draw:auto-grow-height="false" fo:min-height="1cm" fo:min-width="1cm" loext:decorative="false"/>
    </style:style>
    <style:style style:name="gr39" style:family="graphic" style:parent-style-name="standard">
      <style:graphic-properties draw:stroke="none" draw:fill="gradient" draw:fill-gradient-name="Gradient_20_37" draw:textarea-horizontal-align="justify" draw:textarea-vertical-align="middle" draw:auto-grow-height="false" fo:min-height="1cm" fo:min-width="1cm" loext:decorative="false"/>
    </style:style>
    <style:style style:name="gr40" style:family="graphic" style:parent-style-name="standard">
      <style:graphic-properties draw:stroke="none" draw:fill="gradient" draw:fill-gradient-name="Gradient_20_38" draw:textarea-horizontal-align="justify" draw:textarea-vertical-align="middle" draw:auto-grow-height="false" fo:min-height="1cm" fo:min-width="1cm" loext:decorative="false"/>
    </style:style>
    <style:style style:name="gr41" style:family="graphic" style:parent-style-name="standard">
      <style:graphic-properties draw:stroke="none" draw:fill="gradient" draw:fill-gradient-name="Gradient_20_39" draw:textarea-horizontal-align="justify" draw:textarea-vertical-align="middle" draw:auto-grow-height="false" fo:min-height="1cm" fo:min-width="1cm" loext:decorative="false"/>
    </style:style>
    <style:style style:name="gr42" style:family="graphic" style:parent-style-name="standard">
      <style:graphic-properties draw:stroke="none" draw:fill="gradient" draw:fill-gradient-name="Gradient_20_40" draw:textarea-horizontal-align="justify" draw:textarea-vertical-align="middle" draw:auto-grow-height="false" fo:min-height="1cm" fo:min-width="1cm" loext:decorative="false"/>
    </style:style>
    <style:style style:name="gr43" style:family="graphic" style:parent-style-name="standard">
      <style:graphic-properties draw:stroke="none" draw:fill="gradient" draw:fill-gradient-name="Gradient_20_41" draw:textarea-horizontal-align="justify" draw:textarea-vertical-align="middle" draw:auto-grow-height="false" fo:min-height="1cm" fo:min-width="1cm" loext:decorative="false"/>
    </style:style>
    <style:style style:name="gr44" style:family="graphic" style:parent-style-name="standard">
      <style:graphic-properties draw:stroke="none" draw:fill="gradient" draw:fill-gradient-name="Gradient_20_42" draw:textarea-horizontal-align="justify" draw:textarea-vertical-align="middle" draw:auto-grow-height="false" fo:min-height="1cm" fo:min-width="1cm" loext:decorative="false"/>
    </style:style>
    <style:style style:name="gr45" style:family="graphic" style:parent-style-name="standard">
      <style:graphic-properties draw:stroke="none" draw:fill="gradient" draw:fill-gradient-name="Gradient_20_43" draw:textarea-horizontal-align="justify" draw:textarea-vertical-align="middle" draw:auto-grow-height="false" fo:min-height="1cm" fo:min-width="1cm" loext:decorative="false"/>
    </style:style>
    <style:style style:name="gr46" style:family="graphic" style:parent-style-name="standard">
      <style:graphic-properties draw:stroke="none" draw:fill="gradient" draw:fill-gradient-name="Gradient_20_44" draw:textarea-horizontal-align="justify" draw:textarea-vertical-align="middle" draw:auto-grow-height="false" fo:min-height="1cm" fo:min-width="1cm" loext:decorative="false"/>
    </style:style>
    <style:style style:name="gr47" style:family="graphic" style:parent-style-name="standard">
      <style:graphic-properties draw:fill-color="#666666" draw:textarea-horizontal-align="justify" draw:textarea-vertical-align="middle" draw:auto-grow-height="false" fo:min-height="0.5cm" fo:min-width="0.25cm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2.251cm" fo:min-width="2.25cm" loext:decorative="false"/>
    </style:style>
    <style:style style:name="gr49" style:family="graphic" style:parent-style-name="standard">
      <style:graphic-properties draw:textarea-horizontal-align="justify" draw:textarea-vertical-align="middle" draw:auto-grow-height="false" fo:min-height="0.376cm" fo:min-width="0.375cm" loext:decorative="false"/>
    </style:style>
    <style:style style:name="gr50" style:family="graphic" style:parent-style-name="standard">
      <style:graphic-properties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5cm" fo:min-width="0.5cm" loext:decorative="false"/>
    </style:style>
    <style:style style:name="gr52" style:family="graphic" style:parent-style-name="standard">
      <style:graphic-properties draw:fill-color="#5983b0" draw:textarea-horizontal-align="justify" draw:textarea-vertical-align="middle" draw:auto-grow-height="false" fo:min-height="0.5cm" fo:min-width="1.5cm" loext:decorative="false"/>
    </style:style>
    <style:style style:name="gr53" style:family="graphic" style:parent-style-name="standard">
      <style:graphic-properties draw:fill-color="#5983b0" draw:textarea-horizontal-align="justify" draw:textarea-vertical-align="middle" draw:auto-grow-height="false" fo:min-height="4.5cm" fo:min-width="0.5cm" loext:decorative="false"/>
    </style:style>
    <style:style style:name="gr54" style:family="graphic" style:parent-style-name="standard">
      <style:graphic-properties draw:fill-color="#5983b0" draw:textarea-horizontal-align="justify" draw:textarea-vertical-align="middle" draw:auto-grow-height="false" fo:min-height="3cm" fo:min-width="0.5cm" loext:decorative="false"/>
    </style:style>
    <style:style style:name="gr55" style:family="graphic" style:parent-style-name="standard">
      <style:graphic-properties draw:fill-color="#5983b0" draw:textarea-horizontal-align="justify" draw:textarea-vertical-align="middle" draw:auto-grow-height="false" fo:min-height="0.5cm" fo:min-width="1.25cm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5cm" fo:min-width="1.5cm" loext:decorative="false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5cm" fo:min-width="1.25cm" loext:decorative="false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5cm" fo:min-width="2.25cm" loext:decorative="false"/>
      <style:paragraph-properties style:writing-mode="lr-tb"/>
    </style:style>
    <style:style style:name="gr59" style:family="graphic" style:parent-style-name="standard">
      <style:graphic-properties draw:fill-color="#5983b0" draw:textarea-horizontal-align="justify" draw:textarea-vertical-align="middle" draw:auto-grow-height="false" fo:min-height="0.5cm" fo:min-width="0.5cm" loext:decorative="false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0.178cm" fo:min-width="0.178cm" loext:decorative="false"/>
    </style:style>
    <style:style style:name="gr61" style:family="graphic" style:parent-style-name="standard">
      <style:graphic-properties draw:textarea-horizontal-align="justify" draw:textarea-vertical-align="middle" draw:auto-grow-height="false" fo:min-height="0.5cm" fo:min-width="2cm" loext:decorative="false"/>
      <style:paragraph-properties style:writing-mode="lr-tb"/>
    </style:style>
    <style:style style:name="P1" style:family="paragraph">
      <style:paragraph-properties fo:text-align="center"/>
      <style:text-properties fo:font-size="12pt" style:font-size-asian="8pt" style:font-size-complex="8pt"/>
    </style:style>
    <style:style style:name="P2" style:family="paragraph">
      <loext:graphic-properties draw:fill-color="#ffffff"/>
      <style:paragraph-properties fo:text-align="center"/>
      <style:text-properties fo:font-size="12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gradient" draw:fill-color="#dddddd" draw:fill-gradient-name="Gradient_20_6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81d41a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5983b0"/>
      <style:paragraph-properties fo:text-align="center"/>
    </style:style>
    <style:style style:name="P11" style:family="paragraph">
      <loext:graphic-properties draw:fill-color="#158466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55308d"/>
      <style:paragraph-properties fo:text-align="center"/>
    </style:style>
    <style:style style:name="P14" style:family="paragraph">
      <loext:graphic-properties draw:fill-color="#800080"/>
      <style:paragraph-properties fo:text-align="center"/>
    </style:style>
    <style:style style:name="P15" style:family="paragraph">
      <loext:graphic-properties draw:fill-color="#bf0041"/>
      <style:paragraph-properties fo:text-align="center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loext:graphic-properties draw:fill-color="#ff8000"/>
      <style:paragraph-properties fo:text-align="center"/>
    </style:style>
    <style:style style:name="P19" style:family="paragraph">
      <loext:graphic-properties draw:fill-color="#ffbf00"/>
      <style:paragraph-properties fo:text-align="center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eeeeee"/>
      <style:paragraph-properties fo:text-align="center"/>
    </style:style>
    <style:style style:name="P22" style:family="paragraph">
      <loext:graphic-properties draw:fill-color="#dddddd"/>
      <style:paragraph-properties fo:text-align="center"/>
    </style:style>
    <style:style style:name="P23" style:family="paragraph">
      <loext:graphic-properties draw:fill-color="#cccccc"/>
      <style:paragraph-properties fo:text-align="center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808080"/>
      <style:paragraph-properties fo:text-align="center"/>
    </style:style>
    <style:style style:name="P27" style:family="paragraph">
      <loext:graphic-properties draw:fill="gradient" draw:fill-gradient-name="Gradient_20_1"/>
      <style:paragraph-properties fo:text-align="center"/>
    </style:style>
    <style:style style:name="P28" style:family="paragraph">
      <loext:graphic-properties draw:fill="gradient" draw:fill-gradient-name="Gradient_20_2"/>
      <style:paragraph-properties fo:text-align="center"/>
    </style:style>
    <style:style style:name="P29" style:family="paragraph">
      <loext:graphic-properties draw:fill="gradient" draw:fill-gradient-name="Gradient_20_3"/>
      <style:paragraph-properties fo:text-align="center"/>
    </style:style>
    <style:style style:name="P30" style:family="paragraph">
      <loext:graphic-properties draw:fill="gradient" draw:fill-gradient-name="Gradient_20_4"/>
      <style:paragraph-properties fo:text-align="center"/>
    </style:style>
    <style:style style:name="P31" style:family="paragraph">
      <style:paragraph-properties fo:text-align="center"/>
      <style:text-properties fo:font-size="8pt"/>
    </style:style>
    <style:style style:name="P32" style:family="paragraph">
      <loext:graphic-properties draw:fill="gradient" draw:fill-gradient-name="Gradient_20_35"/>
      <style:paragraph-properties fo:text-align="center"/>
    </style:style>
    <style:style style:name="P33" style:family="paragraph">
      <loext:graphic-properties draw:fill="gradient" draw:fill-gradient-name="Gradient_20_36"/>
      <style:paragraph-properties fo:text-align="center"/>
    </style:style>
    <style:style style:name="P34" style:family="paragraph">
      <loext:graphic-properties draw:fill="gradient" draw:fill-gradient-name="Gradient_20_37"/>
      <style:paragraph-properties fo:text-align="center"/>
    </style:style>
    <style:style style:name="P35" style:family="paragraph">
      <loext:graphic-properties draw:fill="gradient" draw:fill-gradient-name="Gradient_20_38"/>
      <style:paragraph-properties fo:text-align="center"/>
    </style:style>
    <style:style style:name="P36" style:family="paragraph">
      <loext:graphic-properties draw:fill="gradient" draw:fill-gradient-name="Gradient_20_39"/>
      <style:paragraph-properties fo:text-align="center"/>
    </style:style>
    <style:style style:name="P37" style:family="paragraph">
      <loext:graphic-properties draw:fill="gradient" draw:fill-gradient-name="Gradient_20_40"/>
      <style:paragraph-properties fo:text-align="center"/>
    </style:style>
    <style:style style:name="P38" style:family="paragraph">
      <loext:graphic-properties draw:fill="gradient" draw:fill-gradient-name="Gradient_20_41"/>
      <style:paragraph-properties fo:text-align="center"/>
    </style:style>
    <style:style style:name="P39" style:family="paragraph">
      <loext:graphic-properties draw:fill="gradient" draw:fill-gradient-name="Gradient_20_42"/>
      <style:paragraph-properties fo:text-align="center"/>
    </style:style>
    <style:style style:name="P40" style:family="paragraph">
      <loext:graphic-properties draw:fill="gradient" draw:fill-gradient-name="Gradient_20_43"/>
      <style:paragraph-properties fo:text-align="center"/>
    </style:style>
    <style:style style:name="P41" style:family="paragraph">
      <loext:graphic-properties draw:fill="gradient" draw:fill-gradient-name="Gradient_20_44"/>
      <style:paragraph-properties fo:text-align="center"/>
    </style:style>
    <style:style style:name="P42" style:family="paragraph">
      <loext:graphic-properties draw:fill-color="#666666"/>
      <style:paragraph-properties fo:text-align="center"/>
    </style:style>
    <style:style style:name="P43" style:family="paragraph">
      <loext:graphic-properties draw:fill-color="#5983b0"/>
      <style:paragraph-properties fo:text-align="center"/>
      <style:text-properties fo:font-size="10pt" style:font-size-asian="10pt" style:font-size-complex="10pt"/>
    </style:style>
    <style:style style:name="P4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0cm" svg:y="0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25cm" svg:height="1cm" svg:x="12.75cm" svg:y="0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9.75cm" svg:height="1cm" svg:x="3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8cm" svg:x="0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5cm" svg:height="8cm" svg:x="12.75cm" svg:y="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75cm" svg:height="7cm" svg:x="3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5cm" svg:x="3.25cm" svg:y="0.25cm">
          <text:p text:style-name="P7"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cm" svg:height="0.5cm" svg:x="4cm" svg:y="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cm" svg:height="0.5cm" svg:x="4.75cm" svg:y="0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5cm" svg:height="0.5cm" svg:x="7.25cm" svg:y="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cm" svg:height="0.5cm" svg:x="3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5cm" svg:height="0.5cm" svg:x="3.5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cm" svg:height="0.5cm" svg:x="3cm" svg:y="8.5cm">
          <text:p text:style-name="P7">&lt;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cm" svg:height="0.5cm" svg:x="12.25cm" svg:y="8.5cm">
          <text:p text:style-name="P7">&gt;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8.75cm" svg:height="0.5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cm" svg:height="0.5cm" svg:x="4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5cm" svg:height="0.5cm" svg:x="4.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0.5cm" svg:height="0.5cm" svg:x="5cm" svg:y="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0.5cm" svg:height="0.5cm" svg:x="5.5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0.5cm" svg:height="0.5cm" svg:x="6cm" svg:y="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5cm" svg:height="0.5cm" svg:x="6.5cm" svg:y="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0.5cm" svg:height="0.5cm" svg:x="7cm" svg:y="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0.5cm" svg:height="0.5cm" svg:x="7.5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5cm" svg:height="0.5cm" svg:x="8cm" svg:y="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5cm" svg:height="0.5cm" svg:x="8.5cm" svg:y="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0.5cm" svg:height="0.5cm" svg:x="9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0.5cm" svg:height="0.5cm" svg:x="9.5cm" svg:y="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2" draw:layer="layout" svg:width="0.5cm" svg:height="0.5cm" svg:x="10cm" svg:y="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5cm" svg:height="0.5cm" svg:x="10.5cm" svg:y="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5cm" svg:height="0.5cm" svg:x="11cm" svg:y="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0.5cm" svg:height="0.5cm" svg:x="11.5cm" svg:y="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0.5cm" svg:height="0.5cm" svg:x="12cm" svg:y="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cm" svg:height="0.5cm" draw:transform="rotate (-1.5707963267949) translate (3cm 1cm)">
          <text:p text:style-name="P7">&lt;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cm" svg:height="0.5cm" draw:transform="rotate (-1.5707963267949) translate (3cm 8.5cm)">
          <text:p text:style-name="P7">&gt;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7cm" svg:height="0.5cm" draw:transform="rotate (-1.5707963267949) translate (3cm 1.5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cm" svg:height="0.5cm" draw:transform="rotate (-1.5707963267949) translate (16cm 1cm)">
          <text:p text:style-name="P7">&lt;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0.5cm" svg:height="0.5cm" draw:transform="rotate (-1.5707963267949) translate (16cm 8.5cm)">
          <text:p text:style-name="P7">&gt;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7cm" svg:height="0.5cm" draw:transform="rotate (-1.5707963267949) translate (16cm 1.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27" draw:layer="layout" svg:width="2cm" svg:height="1.5cm" svg:x="0.25cm" svg:y="1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2cm" svg:height="1.5cm" svg:x="0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2cm" svg:height="1.5cm" svg:x="0.25cm" svg:y="5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0" draw:layer="layout" svg:width="2cm" svg:height="1.5cm" svg:x="0.25cm" svg:y="7.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1" draw:layer="layout" svg:width="0.25cm" svg:height="0.25cm" svg:x="0.5cm" svg:y="2cm">
          <text:p text:style-name="P3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0.25cm" svg:height="0.25cm" svg:x="0.5cm" svg:y="3.75cm">
          <text:p text:style-name="P3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0.25cm" svg:height="0.25cm" svg:x="0.5cm" svg:y="5.5cm">
          <text:p text:style-name="P31">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1" draw:layer="layout" svg:width="0.25cm" svg:height="0.25cm" svg:x="0.5cm" svg:y="8cm">
          <text:p text:style-name="P31">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2" draw:layer="layout" svg:width="1cm" svg:height="1cm" svg:x="13cm" svg:y="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cm" svg:height="1cm" svg:x="14.25cm" svg:y="1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4" draw:layer="layout" svg:width="1cm" svg:height="1cm" svg:x="1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1cm" svg:height="1cm" svg:x="14.2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6" draw:layer="layout" svg:width="1cm" svg:height="1cm" svg:x="13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7" draw:layer="layout" svg:width="1cm" svg:height="1cm" svg:x="14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8" draw:layer="layout" svg:width="1cm" svg:height="1cm" svg:x="13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9" draw:layer="layout" svg:width="1cm" svg:height="1cm" svg:x="14.25cm" svg:y="6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40" draw:layer="layout" svg:width="1cm" svg:height="1cm" svg:x="13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41" draw:layer="layout" svg:width="1cm" svg:height="1cm" svg:x="14.25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42" draw:layer="layout" svg:width="0.25cm" svg:height="0.5cm" svg:x="12.5cm" svg:y="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7" draw:layer="layout" svg:width="3cm" svg:height="3cm" svg:x="6.25cm" svg:y="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3.25cm" svg:y="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cm" svg:y="2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4.5cm" svg:y="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3.25cm" svg:y="3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4.5cm" svg:y="3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3.25cm" svg:y="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4.5cm" svg:y="4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3.25cm" svg:y="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4.5cm" svg:y="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3.25cm" svg:y="8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4.5cm" svg:y="8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cm" svg:y="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cm" svg:y="5.7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9" draw:text-style-name="P7" draw:layer="layout" svg:width="0.5cm" svg:height="0.5cm" svg:x="1cm" svg:y="8.2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7" draw:layer="layout" svg:width="0.5cm" svg:height="0.5cm" svg:x="12cm" svg:y="0.25cm">
          <text:p text:style-name="P7">x</text:p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5cm" svg:height="0.5cm" svg:x="8cm" svg:y="0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5cm" svg:height="0.5cm" svg:x="8.75cm" svg:y="0.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7" draw:layer="layout" svg:width="0.5cm" svg:height="0.5cm" svg:x="9.5cm" svg:y="0.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5cm" svg:height="0.5cm" svg:x="3.5cm" svg:y="8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0" draw:layer="layout" svg:width="0.5cm" svg:height="4.5cm" svg:x="2.5cm" svg:y="1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0" draw:layer="layout" svg:width="0.5cm" svg:height="3cm" svg:x="15.5cm" svg:y="1.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5cm" svg:x="13cm" svg:y="0.25cm">
          <text:p text:style-name="P7"><text:span text:style-name="T3">Parts</text:span></text:p>
          <draw:enhanced-geometry svg:viewBox="0 0 21600 21600" draw:type="rectangle" draw:enhanced-path="M 0 0 L 21600 0 21600 21600 0 21600 0 0 Z N"/>
        </draw:custom-shape>
        <draw:custom-shape draw:style-name="gr56" draw:text-style-name="P44" draw:layer="layout" svg:width="1.5cm" svg:height="0.5cm" svg:x="14.25cm" svg:y="0.25cm">
          <text:p text:style-name="P7"><text:span text:style-name="T3">Modules</text:span></text:p>
          <draw:enhanced-geometry svg:viewBox="0 0 21600 21600" draw:type="rectangle" draw:enhanced-path="M 0 0 L 21600 0 21600 21600 0 21600 0 0 Z N"/>
        </draw:custom-shape>
        <draw:custom-shape draw:style-name="gr55" draw:text-style-name="P43" draw:layer="layout" svg:width="1.25cm" svg:height="0.5cm" svg:x="0.25cm" svg:y="0.25cm">
          <text:p text:style-name="P7"><text:span text:style-name="T3">History</text:span></text:p>
          <draw:enhanced-geometry svg:viewBox="0 0 21600 21600" draw:type="rectangle" draw:enhanced-path="M 0 0 L 21600 0 21600 21600 0 21600 0 0 Z N"/>
        </draw:custom-shape>
        <draw:custom-shape draw:style-name="gr57" draw:text-style-name="P44" draw:layer="layout" svg:width="1.25cm" svg:height="0.5cm" svg:x="1.5cm" svg:y="0.25cm">
          <text:p text:style-name="P7"><text:span text:style-name="T3">Tree</text:span></text:p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2.25cm" svg:height="0.5cm" svg:x="12.75cm" svg:y="1cm">
          <text:p text:style-name="P7"><text:span text:style-name="T3">Bricks</text:span></text:p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2.25cm" svg:height="0.5cm" svg:x="12.75cm" svg:y="6cm">
          <text:p text:style-name="P7"><text:span text:style-name="T3">Plates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0.5cm" svg:height="0.5cm" draw:transform="rotate (-1.5707963267949) translate (15.5cm 1cm)">
          <text:p text:style-name="P7">&lt;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0.5cm" svg:height="0.5cm" draw:transform="rotate (-1.5707963267949) translate (15.5cm 6cm)">
          <text:p text:style-name="P7">&lt;</text:p>
          <draw:enhanced-geometry svg:viewBox="0 0 21600 21600" draw:type="rectangle" draw:enhanced-path="M 0 0 L 21600 0 21600 21600 0 21600 0 0 Z N"/>
        </draw:custom-shape>
        <draw:custom-shape draw:style-name="gr58" draw:text-style-name="P44" draw:layer="layout" svg:width="2.25cm" svg:height="0.5cm" svg:x="12.75cm" svg:y="5.5cm">
          <text:p text:style-name="P7"><text:span text:style-name="T3">Doors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0.5cm" svg:height="0.5cm" draw:transform="rotate (-1.5707963267949) translate (15.5cm 5.5cm)">
          <text:p text:style-name="P7">&gt;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0.25cm" svg:height="0.25cm" svg:x="1.75cm" svg:y="2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0" draw:text-style-name="P7" draw:layer="layout" svg:width="0.25cm" svg:height="0.25cm" svg:x="1.7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0" draw:text-style-name="P7" draw:layer="layout" svg:width="0.25cm" svg:height="0.25cm" svg:x="1.75cm" svg:y="6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0" draw:text-style-name="P7" draw:layer="layout" svg:width="0.25cm" svg:height="0.25cm" svg:x="1.75cm" svg:y="8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1" draw:text-style-name="P44" draw:layer="layout" svg:width="2cm" svg:height="0.5cm" svg:x="0cm" svg:y="1cm">
          <text:p text:style-name="P7"><text:span text:style-name="T3">Current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0.5cm" svg:height="0.5cm" draw:transform="rotate (-1.5707963267949) translate (2.5cm 1cm)">
          <text:p text:style-name="P7">&lt;</text:p>
          <draw:enhanced-geometry svg:viewBox="0 0 21600 21600" draw:type="rectangle" draw:enhanced-path="M 0 0 L 21600 0 21600 21600 0 21600 0 0 Z N"/>
        </draw:custom-shape>
        <draw:custom-shape draw:style-name="gr61" draw:text-style-name="P44" draw:layer="layout" svg:width="2cm" svg:height="0.5cm" svg:x="0cm" svg:y="7cm">
          <text:p text:style-name="P7"><text:span text:style-name="T3">V0.0.1</text:span></text:p>
          <draw:enhanced-geometry svg:viewBox="0 0 21600 21600" draw:type="rectangle" draw:enhanced-path="M 0 0 L 21600 0 21600 21600 0 21600 0 0 Z N"/>
        </draw:custom-shape>
        <draw:custom-shape draw:style-name="gr59" draw:text-style-name="P10" draw:layer="layout" svg:width="0.5cm" svg:height="0.5cm" draw:transform="rotate (-1.5707963267949) translate (2.5cm 7cm)">
          <text:p text:style-name="P7">&lt;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2" draw:display-name="Gradient 2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3" draw:display-name="Gradient 3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35" draw:display-name="Gradient 35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36" draw:display-name="Gradient 36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37" draw:display-name="Gradient 37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38" draw:display-name="Gradient 38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39" draw:display-name="Gradient 39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" draw:display-name="Gradient 4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0" draw:display-name="Gradient 40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1" draw:display-name="Gradient 41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2" draw:display-name="Gradient 42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3" draw:display-name="Gradient 43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4" draw:display-name="Gradient 44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5" draw:display-name="Gradient 45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6" draw:display-name="Gradient 46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7" draw:display-name="Gradient 47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48" draw:display-name="Gradient 48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5" draw:display-name="Gradient 5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gradient draw:name="Gradient_20_6" draw:display-name="Gradient 6" draw:style="linear" draw:start-color="#eeeeee" draw:end-color="#b2b2b2" draw:start-intensity="100%" draw:end-intensity="100%" draw:angle="30deg" draw:border="0%">
      <loext:gradient-stop svg:offset="0" loext:color-type="rgb" loext:color-value="#eeeeee"/>
      <loext:gradient-stop svg:offset="1" loext:color-type="rgb" loext:color-value="#b2b2b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23T09:10:53.885000000</meta:creation-date>
    <dc:date>2025-05-23T09:38:28.489000000</dc:date>
    <meta:editing-duration>PT16M16S</meta:editing-duration>
    <meta:editing-cycles>2</meta:editing-cycles>
    <meta:generator>LibreOffice/24.8.6.2$Windows_X86_64 LibreOffice_project/6d98ba145e9a8a39fc57bcc76981d1fb1316c60c</meta:generator>
    <meta:document-statistic meta:object-count="97"/>
  </office:meta>
</office:document-meta>
</file>